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 ODT document without embedded files</text:p>
      <text:p text:style-name="Standard"/>
      <text:p text:style-name="Standard"><text:span text:style-name="Standaardalinea-lettertype"><text:span text:style-name="T1"><text:s/></text:span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><text:span text:style-name="Standaardalinea-lettertype"><text:span text:style-name="T1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nl" fo:country="NL" fo:font-style="normal" style:text-underline-style="none" fo:font-weight="normal" style:letter-kerning="false" style:font-size-asian="10pt" style:language-asian="nl" style:country-asian="NL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nl" fo:country="NL" fo:font-style="normal" style:text-underline-style="none" fo:font-weight="normal" style:letter-kerning="false" fo:background-color="transparent" style:font-name-asian="Calibri" style:font-size-asian="10pt" style:language-asian="nl" style:country-asian="N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font-size="11pt" style:font-size-asian="11pt" style:language-asian="en" style:country-asian="US" style:font-size-complex="11pt" fo:hyphenate="false" fo:hyphenation-remain-char-count="0" fo:hyphenation-push-char-count="0"/>
    </style:style>
    <style:style style:name="Standaardalinea-lettertype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dc:description/>
    <dc:subject/>
    <meta:initial-creator>Kees van Spelde</meta:initial-creator>
    <meta:creation-date>2014-06-13T06:49:00Z</meta:creation-date>
    <dc:date>2014-06-18T22:18:52.65</dc:date>
    <meta:editing-cycles>16</meta:editing-cycles>
    <meta:editing-duration>PT10M1S</meta:editing-duration>
    <meta:document-statistic meta:table-count="0" meta:image-count="0" meta:object-count="0" meta:page-count="1" meta:paragraph-count="2" meta:word-count="6" meta:character-count="38"/>
    <meta:template xlink:type="simple" xlink:actuate="onRequest" xlink:title="" xlink:href="../An%20ODT%20document%20with%207%20embedded%20files.odt/Normal"/>
  </office:meta>
</office:document-meta>
</file>